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4.0654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66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fo:background-color="transparent" fo:border-left="none" fo:padding="0.028in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padding="0.028in"/>
    </style:style>
    <style:style style:name="ce5" style:family="table-cell" style:parent-style-name="Default">
      <style:table-cell-properties fo:border-bottom="0.74pt solid #000000" fo:background-color="transparent" fo:border-left="0.74pt solid #000000" fo:padding="0.028in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51" table:default-cell-style-name="ce4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I/O</text:p>
          </table:table-cell>
          <table:table-cell table:style-name="ce3" office:value-type="string" calcext:value-type="string">
            <text:p>99 F150 Pin</text:p>
          </table:table-cell>
          <table:table-cell table:style-name="ce5" office:value-type="string" calcext:value-type="string">
            <text:p>99 F150 Wire Color</text:p>
          </table:table-cell>
          <table:table-cell office:value-type="string" calcext:value-type="string">
            <text:p>Comments</text:p>
          </table:table-cell>
          <table:table-cell table:number-columns-repeated="2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gn Coil 6</text:p>
          </table:table-cell>
          <table:table-cell office:value-type="string" calcext:value-type="string">
            <text:p>IGN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G/YEL</text:p>
          </table:table-cell>
          <table:table-cell table:number-columns-repeated="25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LK/WHT</text:p>
          </table:table-cell>
          <table:table-cell office:value-type="string" calcext:value-type="string">
            <text:p>MicroSquirt Pin 22 (Power Ground) </text:p>
          </table:table-cell>
          <table:table-cell table:number-columns-repeated="25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hift SOL(SS1)</text:p>
          </table:table-cell>
          <table:table-cell office:value-type="string" calcext:value-type="string">
            <text:p>ORG/YEL</text:p>
          </table:table-cell>
          <table:table-cell office:value-type="string" calcext:value-type="string">
            <text:p>MicroSquirt Pin 8 (Solenoid B)</text:p>
          </table:table-cell>
          <table:table-cell table:number-columns-repeated="25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C Speed Sense</text:p>
          </table:table-cell>
          <table:table-cell office:value-type="string" calcext:value-type="string">
            <text:p>PNK</text:p>
          </table:table-cell>
          <table:table-cell table:number-columns-repeated="25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hift SOL(SS2)</text:p>
          </table:table-cell>
          <table:table-cell office:value-type="string" calcext:value-type="string">
            <text:p>VIO/ORG</text:p>
          </table:table-cell>
          <table:table-cell office:value-type="string" calcext:value-type="string">
            <text:p>MicroSquirt Pin 7 (Solenoid A)</text:p>
          </table:table-cell>
          <table:table-cell table:number-columns-repeated="251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rans Control Indicator</text:p>
          </table:table-cell>
          <table:table-cell office:value-type="string" calcext:value-type="string">
            <text:p>WHT/LT GRN</text:p>
          </table:table-cell>
          <table:table-cell office:value-type="string" calcext:value-type="string">
            <text:p>OD On/Off Light +12v when OD is off </text:p>
            <text:p>This is a ground switched LED with proper resistor by LED</text:p>
            <text:p>MicroSquirt Pin 35 maybe used as LED driver here!</text:p>
          </table:table-cell>
          <table:table-cell table:number-columns-repeated="25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VIO</text:p>
          </table:table-cell>
          <table:table-cell table:number-columns-repeated="25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x4 Low Indicator Sw</text:p>
          </table:table-cell>
          <table:table-cell office:value-type="string" calcext:value-type="string">
            <text:p>LT BLU/BLK</text:p>
          </table:table-cell>
          <table:table-cell table:number-columns-repeated="2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P-</text:p>
          </table:table-cell>
          <table:table-cell office:value-type="string" calcext:value-type="string">
            <text:p>J1850 Bu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NK/LT BLU</text:p>
          </table:table-cell>
          <table:table-cell table:number-columns-repeated="2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CP+</text:p>
          </table:table-cell>
          <table:table-cell office:value-type="string" calcext:value-type="string">
            <text:p>J1850 Bu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AN/ORG</text:p>
          </table:table-cell>
          <table:table-cell table:number-columns-repeated="25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w Cool Fan</text:p>
          </table:table-cell>
          <table:table-cell office:value-type="string" calcext:value-type="string">
            <text:p>HC3 Inverted</text:p>
          </table:table-cell>
          <table:table-cell table:style-name="ce2" office:value-type="string" calcext:value-type="string">
            <text:p>--</text:p>
          </table:table-cell>
          <table:table-cell/>
          <table:table-cell office:value-type="string" calcext:value-type="string">
            <text:p>Electric Fan 1</text:p>
          </table:table-cell>
          <table:table-cell table:number-columns-repeated="25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BRN/ORG</text:p>
          </table:table-cell>
          <table:table-cell office:value-type="string" calcext:value-type="string">
            <text:p><text:span text:style-name="T1">MicroSquirt Pin 16 (Solenoid D)</text:span><text:span text:style-name="T2"> </text:span></text:p>
          </table:table-cell>
          <table:table-cell table:number-columns-repeated="25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KP+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K BLU</text:p>
          </table:table-cell>
          <table:table-cell table:number-columns-repeated="25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KP-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RY</text:p>
          </table:table-cell>
          <table:table-cell table:number-columns-repeated="25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-</text:p>
          </table:table-cell>
          <table:table-cell table:style-name="ce2" office:value-type="string" calcext:value-type="string">
            <text:p>Same</text:p>
          </table:table-cell>
          <table:table-cell table:number-columns-repeated="2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Ground</text:p>
          </table:table-cell>
          <table:table-cell table:style-name="ce2" office:value-type="string" calcext:value-type="string">
            <text:p>--</text:p>
          </table:table-cell>
          <table:table-cell table:number-columns-repeated="25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MicroSquirt Pin 23 (Power Ground) </text:p>
          </table:table-cell>
          <table:table-cell table:number-columns-repeated="2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gn Coil 1</text:p>
          </table:table-cell>
          <table:table-cell office:value-type="string" calcext:value-type="string">
            <text:p>IGN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T GRN/WHT</text:p>
          </table:table-cell>
          <table:table-cell table:number-columns-repeated="2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gn Coil 5</text:p>
          </table:table-cell>
          <table:table-cell office:value-type="string" calcext:value-type="string">
            <text:p>IGNF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T GRN/YEL</text:p>
          </table:table-cell>
          <table:table-cell table:number-columns-repeated="25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TAN/WHT</text:p>
          </table:table-cell>
          <table:table-cell office:value-type="string" calcext:value-type="string">
            <text:p>OD On/Off 12v when OD is to be on</text:p>
            <text:p><text:span text:style-name="T1">MicroSquirt Pin 34 (Selector pos D)</text:span></text:p>
          </table:table-cell>
          <table:table-cell table:number-columns-repeated="25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S Sensor</text:p>
          </table:table-cell>
          <table:table-cell office:value-type="string" calcext:value-type="string">
            <text:p>DK GRN/VIO</text:p>
          </table:table-cell>
          <table:table-cell office:value-type="string" calcext:value-type="string">
            <text:p>Need to hook up?</text:p>
          </table:table-cell>
          <table:table-cell table:number-columns-repeated="25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rans Pos Sensor 1</text:p>
          </table:table-cell>
          <table:table-cell office:value-type="string" calcext:value-type="string">
            <text:p>YEL/BLK</text:p>
          </table:table-cell>
          <table:table-cell office:value-type="string" calcext:value-type="string">
            <text:p>MicroSquirt Pin 12 (Selector pos A) </text:p>
          </table:table-cell>
          <table:table-cell table:number-columns-repeated="25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R HO2S Signal</text:p>
          </table:table-cell>
          <table:table-cell office:value-type="string" calcext:value-type="string">
            <text:p>RED/LT GRN</text:p>
          </table:table-cell>
          <table:table-cell office:value-type="string" calcext:value-type="string">
            <text:p>Not used</text:p>
          </table:table-cell>
          <table:table-cell table:number-columns-repeated="25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F Return</text:p>
          </table:table-cell>
          <table:table-cell office:value-type="string" calcext:value-type="string">
            <text:p>Senso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AN/LT BLU</text:p>
          </table:table-cell>
          <table:table-cell table:number-columns-repeated="25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ORG/BLK</text:p>
          </table:table-cell>
          <table:table-cell office:value-type="string" calcext:value-type="string">
            <text:p>MicroSquirt Pin 26 (Trans Temp) </text:p>
          </table:table-cell>
          <table:table-cell table:number-columns-repeated="25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CT</text:p>
          </table:table-cell>
          <table:table-cell office:value-type="string" calcext:value-type="string">
            <text:p>CLT</text:p>
          </table:table-cell>
          <table:table-cell table:style-name="ce2" office:value-type="string" calcext:value-type="string">
            <text:p>--</text:p>
          </table:table-cell>
          <table:table-cell/>
          <table:table-cell office:value-type="string" calcext:value-type="string">
            <text:p>Jump this to pin 66</text:p>
          </table:table-cell>
          <table:table-cell table:number-columns-repeated="25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IAT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RY</text:p>
          </table:table-cell>
          <table:table-cell table:number-columns-repeated="25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Fuel Pump Monitor</text:p>
          </table:table-cell>
          <table:table-cell office:value-type="string" calcext:value-type="string">
            <text:p>DK GRN/YEL</text:p>
          </table:table-cell>
          <table:table-cell table:number-columns-repeated="25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/C cycle Sw</text:p>
          </table:table-cell>
          <table:table-cell office:value-type="string" calcext:value-type="string">
            <text:p>DI3 Inver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LK/YEL</text:p>
          </table:table-cell>
          <table:table-cell table:number-columns-repeated="25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--</text:p>
          </table:table-cell>
          <table:table-cell table:style-name="Default" office:value-type="string" calcext:value-type="string">
            <text:p>Same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High Cool Fan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Intake Manifold </text:p>
            <text:p>Communicator(IMCC)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Electric Fan 2</text:p>
          </table:table-cell>
          <table:table-cell table:number-columns-repeated="25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EVR CTRL</text:p>
          </table:table-cell>
          <table:table-cell office:value-type="string" calcext:value-type="string">
            <text:p>BRN/PNK</text:p>
          </table:table-cell>
          <table:table-cell table:number-columns-repeated="25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rans Pos Sensor 2</text:p>
          </table:table-cell>
          <table:table-cell office:value-type="string" calcext:value-type="string">
            <text:p>LT BLU/BLK</text:p>
          </table:table-cell>
          <table:table-cell office:value-type="string" calcext:value-type="string">
            <text:p>MicroSquirt Pin 11 (Selector pos B) </text:p>
          </table:table-cell>
          <table:table-cell table:number-columns-repeated="25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rans Pos Sensor 4</text:p>
          </table:table-cell>
          <table:table-cell office:value-type="string" calcext:value-type="string">
            <text:p>WHT/BLK</text:p>
          </table:table-cell>
          <table:table-cell office:value-type="string" calcext:value-type="string">
            <text:p>MicroSquirt Pin 29 (Selector pos C) </text:p>
          </table:table-cell>
          <table:table-cell table:number-columns-repeated="25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LK/WHT</text:p>
          </table:table-cell>
          <table:table-cell table:number-columns-repeated="25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gn Coil 3</text:p>
          </table:table-cell>
          <table:table-cell office:value-type="string" calcext:value-type="string">
            <text:p>IGN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WHT/BLK</text:p>
          </table:table-cell>
          <table:table-cell table:number-columns-repeated="25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gn Coil 4</text:p>
          </table:table-cell>
          <table:table-cell office:value-type="string" calcext:value-type="string">
            <text:p>IGNG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K GRN/VIO</text:p>
          </table:table-cell>
          <table:table-cell table:number-columns-repeated="25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CC SOL</text:p>
          </table:table-cell>
          <table:table-cell office:value-type="string" calcext:value-type="string">
            <text:p>VIO/YEL</text:p>
          </table:table-cell>
          <table:table-cell table:style-name="Default" office:value-type="string" calcext:value-type="string">
            <text:p>MicroSquirt Pin 9 (TCC (LU) Solenoid) </text:p>
          </table:table-cell>
          <table:table-cell table:number-columns-repeated="25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+ KAM</text:p>
          </table:table-cell>
          <table:table-cell office:value-type="string" calcext:value-type="string">
            <text:p>12V KAM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ED/WHT</text:p>
          </table:table-cell>
          <table:table-cell table:number-columns-repeated="25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VAPOR VALVE</text:p>
          </table:table-cell>
          <table:table-cell office:value-type="string" calcext:value-type="string">
            <text:p>LT GRN/BLK</text:p>
          </table:table-cell>
          <table:table-cell table:number-columns-repeated="25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NOCK SENSOR</text:p>
          </table:table-cell>
          <table:table-cell office:value-type="string" calcext:value-type="string">
            <text:p>YEL/RED</text:p>
          </table:table-cell>
          <table:table-cell table:number-columns-repeated="25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SS Speed Sensor</text:p>
          </table:table-cell>
          <table:table-cell office:value-type="string" calcext:value-type="string">
            <text:p>DK GRN/WHT</text:p>
          </table:table-cell>
          <table:table-cell table:number-columns-repeated="25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F O2</text:p>
          </table:table-cell>
          <table:table-cell office:value-type="string" calcext:value-type="string">
            <text:p>O2 via Jumper JP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RY/LT BLUE</text:p>
          </table:table-cell>
          <table:table-cell table:number-columns-repeated="25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LR HO2S Signal</text:p>
          </table:table-cell>
          <table:table-cell office:value-type="string" calcext:value-type="string">
            <text:p>VIO/LT GRN</text:p>
          </table:table-cell>
          <table:table-cell office:value-type="string" calcext:value-type="string">
            <text:p>Not used</text:p>
          </table:table-cell>
          <table:table-cell table:number-columns-repeated="25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Fuel Tank Pressure</text:p>
          </table:table-cell>
          <table:table-cell office:value-type="string" calcext:value-type="string">
            <text:p>RED/PNK</text:p>
          </table:table-cell>
          <table:table-cell office:value-type="string" calcext:value-type="string">
            <text:p>May add this later…</text:p>
          </table:table-cell>
          <table:table-cell table:number-columns-repeated="2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uel Press</text:p>
          </table:table-cell>
          <table:table-cell office:value-type="string" calcext:value-type="string">
            <text:p>AIN2</text:p>
          </table:table-cell>
          <table:table-cell table:style-name="ce2" office:value-type="string" calcext:value-type="string">
            <text:p>--</text:p>
          </table:table-cell>
          <table:table-cell/>
          <table:table-cell office:value-type="string" calcext:value-type="string">
            <text:p>Will add fuel pressure to truck</text:p>
          </table:table-cell>
          <table:table-cell table:number-columns-repeated="25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rans Pos Sensor 3</text:p>
          </table:table-cell>
          <table:table-cell office:value-type="string" calcext:value-type="string">
            <text:p>LT BLU/YEL</text:p>
          </table:table-cell>
          <table:table-cell table:number-columns-repeated="25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DPFE Sensor</text:p>
          </table:table-cell>
          <table:table-cell office:value-type="string" calcext:value-type="string">
            <text:p>BRN/LT GRN</text:p>
          </table:table-cell>
          <table:table-cell office:value-type="string" calcext:value-type="string">
            <text:p>EGR Valve Pressure Difference Sensor</text:p>
          </table:table-cell>
          <table:table-cell table:number-columns-repeated="25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YL Head Temp</text:p>
          </table:table-cell>
          <table:table-cell office:value-type="string" calcext:value-type="string">
            <text:p>YEL/LT GRN</text:p>
          </table:table-cell>
          <table:table-cell table:number-columns-repeated="252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nister Vent</text:p>
          </table:table-cell>
          <table:table-cell office:value-type="string" calcext:value-type="string">
            <text:p>VIO/WHT</text:p>
          </table:table-cell>
          <table:table-cell table:number-columns-repeated="25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SS+</text:p>
          </table:table-cell>
          <table:table-cell office:value-type="string" calcext:value-type="string">
            <text:p>Out to Cruis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RY/BLK</text:p>
          </table:table-cell>
          <table:table-cell table:number-columns-repeated="25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C WOT Clutch 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NK/YEL</text:p>
          </table:table-cell>
          <table:table-cell table:number-columns-repeated="25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12V Switch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croSquirt Pin 1 (Power) </text:p>
          </table:table-cell>
          <table:table-cell table:number-columns-repeated="25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njector 7</text:p>
          </table:table-cell>
          <table:table-cell office:value-type="string" calcext:value-type="string">
            <text:p>Injector 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AN/RED</text:p>
          </table:table-cell>
          <table:table-cell table:number-columns-repeated="25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njector 5</text:p>
          </table:table-cell>
          <table:table-cell office:value-type="string" calcext:value-type="string">
            <text:p>Injector F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AN/BLK</text:p>
          </table:table-cell>
          <table:table-cell table:number-columns-repeated="25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njector 3</text:p>
          </table:table-cell>
          <table:table-cell office:value-type="string" calcext:value-type="string">
            <text:p>Injector 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RN/YEL</text:p>
          </table:table-cell>
          <table:table-cell table:number-columns-repeated="2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njector 1</text:p>
          </table:table-cell>
          <table:table-cell office:value-type="string" calcext:value-type="string">
            <text:p>Injector 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AN</text:p>
          </table:table-cell>
          <table:table-cell table:number-columns-repeated="25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LK/WHT</text:p>
          </table:table-cell>
          <table:table-cell table:number-columns-repeated="25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gn Coil 7</text:p>
          </table:table-cell>
          <table:table-cell office:value-type="string" calcext:value-type="string">
            <text:p>IGN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NK/LT BLU</text:p>
          </table:table-cell>
          <table:table-cell table:number-columns-repeated="25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gn Coil 8</text:p>
          </table:table-cell>
          <table:table-cell office:value-type="string" calcext:value-type="string">
            <text:p>IGNH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WHT/RED</text:p>
          </table:table-cell>
          <table:table-cell table:number-columns-repeated="25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uel Pump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T BLU/ORG</text:p>
          </table:table-cell>
          <table:table-cell table:number-columns-repeated="252"/>
        </table:table-row>
        <table:table-row table:style-name="ro4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EPC SOL</text:p>
          </table:table-cell>
          <table:table-cell office:value-type="string" calcext:value-type="string">
            <text:p>WHT/YEL</text:p>
          </table:table-cell>
          <table:table-cell office:value-type="string" calcext:value-type="string">
            <text:p>MicroSquirt Pin 10 (EPC solenoid ) </text:p>
            <text:p>Note: Diode to 12v! See MicroSquirt section 3.4.1 </text:p>
          </table:table-cell>
          <table:table-cell table:number-columns-repeated="251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PWM1/Idl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WHT/LT BLU</text:p>
          </table:table-cell>
          <table:table-cell table:number-columns-repeated="25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DFIN1 via LM185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K BLU/YEL</text:p>
          </table:table-cell>
          <table:table-cell table:number-columns-repeated="25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MP+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K GRN</text:p>
          </table:table-cell>
          <table:table-cell table:number-columns-repeated="252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LF O2</text:p>
          </table:table-cell>
          <table:table-cell office:value-type="string" calcext:value-type="string">
            <text:p>O2 </text:p>
            <text:p>Via Jumper JP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ED/BLK</text:p>
          </table:table-cell>
          <table:table-cell table:number-columns-repeated="25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T BLU/RED</text:p>
          </table:table-cell>
          <table:table-cell table:number-columns-repeated="25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PS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GRY/WHT</text:p>
          </table:table-cell>
          <table:table-cell table:number-columns-repeated="2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RN/WHT</text:p>
          </table:table-cell>
          <table:table-cell table:number-columns-repeated="25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GND</text:p>
          </table:table-cell>
          <table:table-cell office:value-type="string" calcext:value-type="string">
            <text:p>Senso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RY/RED</text:p>
          </table:table-cell>
          <table:table-cell office:value-type="string" calcext:value-type="string">
            <text:p>MicroSquirt Pin 20 (Sensor Ground)</text:p>
          </table:table-cell>
          <table:table-cell table:number-columns-repeated="251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BPP SW</text:p>
          </table:table-cell>
          <table:table-cell office:value-type="string" calcext:value-type="string">
            <text:p>RED/LT GRN</text:p>
          </table:table-cell>
          <table:table-cell table:number-columns-repeated="25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F O2 Heat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ED/WHT</text:p>
          </table:table-cell>
          <table:table-cell table:number-columns-repeated="25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F O2 Heat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YEL/LT BLU</text:p>
          </table:table-cell>
          <table:table-cell table:number-columns-repeated="25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R HO2S Heat</text:p>
          </table:table-cell>
          <table:table-cell office:value-type="string" calcext:value-type="string">
            <text:p>WHT/BLK</text:p>
          </table:table-cell>
          <table:table-cell office:value-type="string" calcext:value-type="string">
            <text:p>Not used</text:p>
          </table:table-cell>
          <table:table-cell table:number-columns-repeated="25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LR HO2S Heat</text:p>
          </table:table-cell>
          <table:table-cell office:value-type="string" calcext:value-type="string">
            <text:p>TAN/YEL</text:p>
          </table:table-cell>
          <table:table-cell office:value-type="string" calcext:value-type="string">
            <text:p>Not used</text:p>
          </table:table-cell>
          <table:table-cell table:number-columns-repeated="251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12V Switch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wer Wideband off this wire.</text:p>
          </table:table-cell>
          <table:table-cell table:number-columns-repeated="25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njector 8</text:p>
          </table:table-cell>
          <table:table-cell office:value-type="string" calcext:value-type="string">
            <text:p>Injector H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T BLU</text:p>
          </table:table-cell>
          <table:table-cell table:number-columns-repeated="25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jector 6</text:p>
          </table:table-cell>
          <table:table-cell office:value-type="string" calcext:value-type="string">
            <text:p>Injector 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T GRN/ORG</text:p>
          </table:table-cell>
          <table:table-cell table:number-columns-repeated="25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njector 4</text:p>
          </table:table-cell>
          <table:table-cell office:value-type="string" calcext:value-type="string">
            <text:p>Injector G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RN/LT BLU</text:p>
          </table:table-cell>
          <table:table-cell table:number-columns-repeated="25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njector 2</text:p>
          </table:table-cell>
          <table:table-cell office:value-type="string" calcext:value-type="string">
            <text:p>Injector 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WHT</text:p>
          </table:table-cell>
          <table:table-cell table:number-columns-repeated="25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Grou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BLK/WHT</text:p>
          </table:table-cell>
          <table:table-cell table:number-columns-repeated="25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GN Coil 2</text:p>
          </table:table-cell>
          <table:table-cell office:value-type="string" calcext:value-type="string">
            <text:p>Ign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NK/WHT</text:p>
          </table:table-cell>
          <table:table-cell table:number-columns-repeated="252"/>
        </table:table-row>
        <table:table-row table:style-name="ro6">
          <table:table-cell table:number-columns-repeated="5"/>
          <table:table-cell office:value-type="string" calcext:value-type="string">
            <text:p>Must also connect CAN to MSPNP and MicroSquirt </text:p>
            <text:p>All other CAN should be between MSPNP and MicroSquirt</text:p>
            <text:p>No other can should have term resistors as these two devices</text:p>
            <text:p>Make up the ends of the CAN data bus!</text:p>
          </table:table-cell>
          <table:table-cell table:number-columns-repeated="251"/>
        </table:table-row>
        <table:table-row table:style-name="ro2" table:number-rows-repeated="104846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2" table:style-name="ta2">
        <table:table-column table:style-name="co1" table:number-columns-repeated="257" table:default-cell-style-name="ce6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6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4:53:55.3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09:32:48</meta:creation-date>
    <dc:date>2022-06-06T23:50:43.824000000</dc:date>
    <meta:editing-cycles>14</meta:editing-cycles>
    <meta:editing-duration>P9DT22H47M59S</meta:editing-duration>
    <meta:generator>LibreOffice/7.1.4.2$Windows_X86_64 LibreOffice_project/a529a4fab45b75fefc5b6226684193eb000654f6</meta:generator>
    <meta:document-statistic meta:table-count="3" meta:cell-count="526" meta:object-count="0"/>
  </office:meta>
</office:document-meta>
</file>